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18.51pt"/>
    </style:style>
    <style:style style:name="co11" style:family="table-column">
      <style:table-column-properties fo:break-before="auto" style:column-width="17.74pt"/>
    </style:style>
    <style:style style:name="co12" style:family="table-column">
      <style:table-column-properties fo:break-before="auto" style:column-width="26.19pt"/>
    </style:style>
    <style:style style:name="co13" style:family="table-column">
      <style:table-column-properties fo:break-before="auto" style:column-width="20.0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36.26pt"/>
    </style:style>
    <style:style style:name="co16" style:family="table-column">
      <style:table-column-properties fo:break-before="auto" style:column-width="29.31pt"/>
    </style:style>
    <style:style style:name="co17" style:family="table-column">
      <style:table-column-properties fo:break-before="auto" style:column-width="30.1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46.29pt"/>
    </style:style>
    <style:style style:name="co20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&lt;BOOLEAN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AL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NEMPTYFORMALS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EMPTYFORMALS-TAI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XPR-TAI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3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-EXP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IMPLE-EXPR-TAIL</text:p>
          </table:table-cell>
          <table:table-cell table:number-columns-repeated="9"/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RM-TAIL</text:p>
          </table:table-cell>
          <table:table-cell table:number-columns-repeated="11"/>
          <table:table-cell table:number-columns-repeated="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CTOR-TAI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table:number-columns-repeated="3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S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ONEMPTYACTUALS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ONEMPTYACTUALS-TAI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-STATEMENT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1:33:53.131417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41:31.847321070</meta:creation-date>
    <dc:date>2019-10-04T12:09:17.627484860</dc:date>
    <meta:editing-duration>PT1H11M9S</meta:editing-duration>
    <meta:editing-cycles>4</meta:editing-cycles>
    <meta:generator>LibreOffice/6.0.7.3$Linux_X86_64 LibreOffice_project/00m0$Build-3</meta:generator>
    <meta:document-statistic meta:table-count="1" meta:cell-count="137" meta:object-count="0"/>
  </office:meta>
</office:document-meta>
</file>